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d21" officeooo:paragraph-rsid="000b2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22:41:19.861387366</meta:creation-date>
    <dc:date>2018-08-30T22:41:46.575275114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